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ohit Gujarati" svg:font-family="'Lohit Gujarat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Lohit Gujarati" fo:font-size="8pt" officeooo:rsid="00087ab3" officeooo:paragraph-rsid="00087ab3" style:font-size-asian="8pt" style:font-size-complex="8pt"/>
    </style:style>
    <style:style style:name="P2" style:family="paragraph" style:parent-style-name="Standard">
      <style:text-properties style:font-name="Lohit Gujarati" fo:font-size="8pt" officeooo:rsid="00087ab3" officeooo:paragraph-rsid="000cf9c7" style:font-size-asian="8pt" style:font-size-complex="8pt"/>
    </style:style>
    <style:style style:name="P3" style:family="paragraph" style:parent-style-name="Standard">
      <style:text-properties style:font-name="Lohit Gujarati" fo:font-size="8pt" officeooo:rsid="000a5dc7" officeooo:paragraph-rsid="000a5dc7" style:font-size-asian="8pt" style:font-size-complex="8pt"/>
    </style:style>
    <style:style style:name="P4" style:family="paragraph" style:parent-style-name="Standard">
      <style:text-properties style:font-name="Lohit Gujarati" fo:font-size="8pt" officeooo:rsid="0010b736" officeooo:paragraph-rsid="0010b736" style:font-size-asian="8pt" style:font-size-complex="8pt"/>
    </style:style>
    <style:style style:name="P5" style:family="paragraph" style:parent-style-name="Standard">
      <style:text-properties style:font-name="Lohit Gujarati" fo:font-size="8pt" officeooo:rsid="0010b736" officeooo:paragraph-rsid="0027bf3b" style:font-size-asian="8pt" style:font-size-complex="8pt"/>
    </style:style>
    <style:style style:name="P6" style:family="paragraph" style:parent-style-name="Standard">
      <style:text-properties style:font-name="Lohit Gujarati" fo:font-size="8pt" officeooo:rsid="0015cc6b" officeooo:paragraph-rsid="0015cc6b" style:font-size-asian="8pt" style:font-size-complex="8pt"/>
    </style:style>
    <style:style style:name="P7" style:family="paragraph" style:parent-style-name="Standard">
      <style:text-properties style:font-name="Lohit Gujarati" fo:font-size="8pt" officeooo:rsid="00170b99" officeooo:paragraph-rsid="00170b99" style:font-size-asian="8pt" style:font-size-complex="8pt"/>
    </style:style>
    <style:style style:name="P8" style:family="paragraph" style:parent-style-name="Standard">
      <style:text-properties style:font-name="Lohit Gujarati" fo:font-size="8pt" officeooo:rsid="00195f81" officeooo:paragraph-rsid="00195f81" style:font-size-asian="8pt" style:font-size-complex="8pt"/>
    </style:style>
    <style:style style:name="P9" style:family="paragraph" style:parent-style-name="Standard">
      <style:text-properties style:font-name="Lohit Gujarati" fo:font-size="8pt" officeooo:rsid="00195f81" officeooo:paragraph-rsid="001d68bb" style:font-size-asian="8pt" style:font-size-complex="8pt"/>
    </style:style>
    <style:style style:name="P10" style:family="paragraph" style:parent-style-name="Standard">
      <style:text-properties style:font-name="Lohit Gujarati" fo:font-size="8pt" officeooo:rsid="00195f81" officeooo:paragraph-rsid="00214382" style:font-size-asian="8pt" style:font-size-complex="8pt"/>
    </style:style>
    <style:style style:name="P11" style:family="paragraph" style:parent-style-name="Standard">
      <style:text-properties style:font-name="Lohit Gujarati" fo:font-size="8pt" officeooo:rsid="0020d9be" officeooo:paragraph-rsid="0020d9be" style:font-size-asian="8pt" style:font-size-complex="8pt"/>
    </style:style>
    <style:style style:name="P12" style:family="paragraph" style:parent-style-name="Standard">
      <style:text-properties style:font-name="Lohit Gujarati" fo:font-size="8pt" officeooo:rsid="00214382" officeooo:paragraph-rsid="00214382" style:font-size-asian="8pt" style:font-size-complex="8pt"/>
    </style:style>
    <style:style style:name="P13" style:family="paragraph" style:parent-style-name="Standard">
      <style:text-properties style:font-name="Lohit Gujarati" fo:font-size="8pt" fo:font-weight="bold" officeooo:rsid="0010b736" officeooo:paragraph-rsid="0027bf3b" style:font-size-asian="8pt" style:font-weight-asian="bold" style:font-size-complex="8pt" style:font-weight-complex="bold"/>
    </style:style>
    <style:style style:name="P14" style:family="paragraph" style:parent-style-name="Standard">
      <style:text-properties style:font-name="Lohit Gujarati" fo:font-size="8pt" officeooo:rsid="0010b736" officeooo:paragraph-rsid="0010b736" style:font-size-asian="8pt" style:font-size-complex="8pt"/>
    </style:style>
    <style:style style:name="T1" style:family="text">
      <style:text-properties officeooo:rsid="000a5dc7"/>
    </style:style>
    <style:style style:name="T2" style:family="text">
      <style:text-properties officeooo:rsid="0010b736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7db24" style:font-weight-asian="bold" style:font-weight-complex="bold"/>
    </style:style>
    <style:style style:name="T5" style:family="text">
      <style:text-properties officeooo:rsid="00170b99"/>
    </style:style>
    <style:style style:name="T6" style:family="text">
      <style:text-properties officeooo:rsid="0027db24"/>
    </style:style>
    <style:style style:name="T7" style:family="text">
      <style:text-properties officeooo:rsid="0028ef39"/>
    </style:style>
    <style:style style:name="Sect1" style:family="section">
      <style:section-properties text:dont-balance-text-columns="false" style:editable="false">
        <style:columns fo:column-count="2">
          <style:column style:rel-width="4103*" fo:start-indent="0in" fo:end-indent="0in"/>
          <style:column style:rel-width="5535*" fo:start-indent="0in" fo:end-indent="0in"/>
        </style:columns>
      </style:section-properties>
    </style:style>
    <style:style style:name="Sect2" style:family="section">
      <style:section-properties text:dont-balance-text-columns="false" fo:margin-left="0in" fo:margin-right="-0.3437in" style:editable="false">
        <style:columns fo:column-count="2">
          <style:column style:rel-width="4013*" fo:start-indent="0in" fo:end-indent="0in"/>
          <style:column style:rel-width="6120*" fo:start-indent="0in" fo:end-indent="0in"/>
        </style:columns>
      </style:section-properties>
    </style:style>
    <style:style style:name="Sect3" style:family="section">
      <style:section-properties text:dont-balance-text-columns="false" fo:margin-left="0in" fo:margin-right="-0.25in" style:editable="false">
        <style:columns fo:column-count="2">
          <style:column style:rel-width="4223*" fo:start-indent="0in" fo:end-indent="0in"/>
          <style:column style:rel-width="6030*" fo:start-indent="0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1">public class Ogrenci {</text:p>
        <text:p text:style-name="P1"><text:tab/>public String adSoyad; <text:s/>// <text:span text:style-name="T1">data fields</text:span></text:p>
        <text:p text:style-name="P2"><text:tab/>public int yas;<text:tab/><text:tab/></text:p>
        <text:p text:style-name="P1"><text:tab/>public int boyCM;</text:p>
        <text:p text:style-name="P1"><text:tab/>public int kilo;</text:p>
        <text:p text:style-name="P1">}</text:p>
        <text:p text:style-name="P1"/>
        <text:p text:style-name="P1"/>
        <text:p text:style-name="P1"/>
        <text:p text:style-name="P1"/>
        <text:p text:style-name="P3">public class ClassOrnekler {</text:p>
        <text:p text:style-name="P3"><text:tab/>public static void main(String[] args) {</text:p>
        <text:p text:style-name="P3"><text:tab/><text:tab/>Ogrenci ogrenci1= new Ogrenci(); // <text:span text:style-name="T2">instantiation</text:span></text:p>
        <text:p text:style-name="P3"><text:tab/><text:tab/>ogrenci1.adSoyad= "Ali Veli"; </text:p>
        <text:p text:style-name="P3"><text:tab/><text:tab/>ogrenci1.boyCM= 180;</text:p>
        <text:p text:style-name="P3"><text:tab/><text:tab/>ogrenci1.kilo= 65;</text:p>
        <text:p text:style-name="P3"><text:tab/><text:tab/>ogrenci1.yas= 20;</text:p>
        <text:p text:style-name="P3"><text:tab/>} // end main</text:p>
        <text:p text:style-name="P3">} // end class </text:p>
      </text:section>
      <text:p text:style-name="P1"/>
      <text:section text:style-name="Sect1" text:name="Section2">
        <text:p text:style-name="P4">public class Ogrenci {</text:p>
        <text:p text:style-name="P4"><text:tab/>// <text:span text:style-name="T4">Encapsulation</text:span><text:span text:style-name="T6">: hide data</text:span> </text:p>
        <text:p text:style-name="P4"><text:tab/>private String adSoyad;</text:p>
        <text:p text:style-name="P4"><text:tab/>private int yas;</text:p>
        <text:p text:style-name="P4"><text:tab/>private int boyCM;</text:p>
        <text:p text:style-name="P4"><text:tab/>private int kilo;</text:p>
        <text:p text:style-name="P4">}</text:p>
        <text:p text:style-name="P4"/>
        <text:p text:style-name="P4"/>
        <text:p text:style-name="P4">public class ClassOrnekler {</text:p>
        <text:p text:style-name="P4"><text:tab/>public static void main(String[] args) {</text:p>
        <text:p text:style-name="P4"><text:tab/><text:tab/>Ogrenci ogrenci1= new Ogrenci();</text:p>
        <text:p text:style-name="P5"><text:tab/><text:tab/><text:span text:style-name="T3">ogrenci1.adSoyad= "Ali Veli"; </text:span></text:p>
        <text:p text:style-name="P13"><text:tab/><text:tab/>// Error: The field <text:tab/>adSoyad is not visible!</text:p>
        <text:p text:style-name="P4"><text:tab/>} // end main</text:p>
        <text:p text:style-name="P4">} // end class </text:p>
      </text:section>
      <text:p text:style-name="P1"/>
      <text:section text:style-name="Sect2" text:name="Section3">
        <text:p text:style-name="P6">public class Ogrenci {</text:p>
        <text:p text:style-name="P6"><text:tab/>private String adSoyad;</text:p>
        <text:p text:style-name="P6"><text:tab/>private int yas;</text:p>
        <text:p text:style-name="P6"><text:tab/>private int boyCM;</text:p>
        <text:p text:style-name="P6"><text:tab/>private int kilo;</text:p>
        <text:p text:style-name="P6"><text:tab/>// <text:span text:style-name="T7">access private data using methods:</text:span></text:p>
        <text:p text:style-name="P6"><text:tab/>public void setAdSoyad(String ad){</text:p>
        <text:p text:style-name="P6"><text:tab/><text:tab/>this.adSoyad= ad;</text:p>
        <text:p text:style-name="P6"><text:tab/>}</text:p>
        <text:p text:style-name="P6"><text:tab/>public String getAdSoyad(){</text:p>
        <text:p text:style-name="P6"><text:tab/><text:tab/>return adSoyad;</text:p>
        <text:p text:style-name="P6"><text:tab/>}</text:p>
        <text:p text:style-name="P6"><text:tab/>public void setYas(int y){</text:p>
        <text:p text:style-name="P6"><text:tab/><text:tab/>this.yas= y;</text:p>
        <text:p text:style-name="P6"><text:tab/>}</text:p>
        <text:p text:style-name="P6"><text:tab/>public int getYas(){</text:p>
        <text:p text:style-name="P6"><text:tab/><text:tab/>return yas;</text:p>
        <text:p text:style-name="P6"><text:tab/>}</text:p>
        <text:p text:style-name="P6"><text:tab/>// .. for all private data fields</text:p>
        <text:p text:style-name="P6">} // <text:span text:style-name="T5">end class Ogrenci</text:span></text:p>
        <text:p text:style-name="P6"/>
        <text:p text:style-name="P7">public class ClassOrnekler {</text:p>
        <text:p text:style-name="P7"><text:tab/>public static void main(String[] args) {</text:p>
        <text:p text:style-name="P7"><text:tab/><text:tab/>Ogrenci ogrenci1= new Ogrenci();</text:p>
        <text:p text:style-name="P7"><text:tab/><text:tab/>ogrenci1.setAdSoyad("Ali Veli"); // metod public</text:p>
        <text:p text:style-name="P7"><text:tab/><text:tab/>ogrenci1.setYas(20);</text:p>
        <text:p text:style-name="P7"><text:tab/><text:tab/></text:p>
        <text:p text:style-name="P7"><text:tab/><text:tab/>System.out.println("Ogrenci1 Adı: "+ ogrenci1.getAdSoyad());</text:p>
        <text:p text:style-name="P7"><text:tab/><text:tab/>System.out.println("Ogrenci1 Yaşı: "+ ogrenci1.getYas());</text:p>
        <text:p text:style-name="P7"><text:tab/>} // end main</text:p>
        <text:p text:style-name="P7">} // end class</text:p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</text:section>
      <text:p text:style-name="P7"/>
      <text:section text:style-name="Sect3" text:name="Section4">
        <text:p text:style-name="P8">public class Ogrenci {</text:p>
        <text:p text:style-name="P8"><text:tab/>private String adSoyad;</text:p>
        <text:p text:style-name="P8"><text:tab/>private int yas;</text:p>
        <text:p text:style-name="P8"><text:tab/>private int boyCM;</text:p>
        <text:p text:style-name="P8"><text:tab/>private int kilo;</text:p>
        <text:p text:style-name="P10"><text:tab/>// <text:span text:style-name="T3">default constructor:</text:span></text:p>
        <text:p text:style-name="P9"><text:tab/>public Ogrenci(){ <text:s/></text:p>
        <text:p text:style-name="P8"><text:tab/>}</text:p>
        <text:p text:style-name="P8"><text:tab/>// <text:span text:style-name="T3">constructor overloading</text:span></text:p>
        <text:p text:style-name="P8"><text:tab/>public Ogrenci(String isim) {</text:p>
        <text:p text:style-name="P10"><text:tab/><text:tab/>this.adSoyad = isim; </text:p>
        <text:p text:style-name="P10"><text:tab/><text:tab/>// this: for the current instance </text:p>
        <text:p text:style-name="P8"><text:tab/>}</text:p>
        <text:p text:style-name="P11"><text:tab/>// <text:span text:style-name="T3">constructor overloading</text:span></text:p>
        <text:p text:style-name="P11"><text:tab/>public Ogrenci(String adSoyad, int yas) {</text:p>
        <text:p text:style-name="P11"><text:tab/><text:tab/>this.adSoyad = adSoyad;</text:p>
        <text:p text:style-name="P11"><text:tab/><text:tab/>this.yas = yas;</text:p>
        <text:p text:style-name="P11"><text:tab/>}</text:p>
        <text:p text:style-name="P8">//..</text:p>
        <text:p text:style-name="P8">} // end class Ogrenci</text:p>
        <text:p text:style-name="P12">public class ClassOrnekler {</text:p>
        <text:p text:style-name="P12"><text:tab/>public static void main(String[] args) {</text:p>
        <text:p text:style-name="P12"><text:tab/><text:tab/>Ogrenci ogrenci1= new Ogrenci("Ali Veli", 20);</text:p>
        <text:p text:style-name="P12"><text:tab/><text:tab/>System.out.println("Ogrenci1 Adı: "+ ogrenci1.getAdSoyad());</text:p>
        <text:p text:style-name="P12"><text:tab/><text:tab/>System.out.println("Ogrenci1 Yaşı: "+ ogrenci1.getYas());</text:p>
        <text:p text:style-name="P12"><text:tab/>} // end main</text:p>
        <text:p text:style-name="P12">} // end class </text:p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</text:section>
      <text:p text:style-name="P12"/>
      <text:p text:style-name="P12"/>
      <text:p text:style-name="P12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ohit Gujarati" svg:font-family="'Lohit Gujarat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4689in" fo:margin-bottom="0.7008in" fo:margin-left="0.7in" fo:margin-right="0.7in" style:writing-mode="lr-tb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yla Gülcü</meta:initial-creator>
    <meta:creation-date>2015-12-17T22:54:38.578525668</meta:creation-date>
    <dc:date>2015-12-17T23:32:05.279889957</dc:date>
    <dc:creator>Ayla Gülcü</dc:creator>
    <meta:editing-duration>PT28M42S</meta:editing-duration>
    <meta:editing-cycles>35</meta:editing-cycles>
    <meta:generator>LibreOffice/4.4.3.2$Linux_X86_64 LibreOffice_project/40m0$Build-2</meta:generator>
    <meta:document-statistic meta:table-count="0" meta:image-count="0" meta:object-count="0" meta:page-count="2" meta:paragraph-count="86" meta:word-count="296" meta:character-count="2069" meta:non-whitespace-character-count="1750"/>
  </office:meta>
</office:document-meta>
</file>